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boolean" office:boolean-value="true" table:formula="of:=&quot;, кг&quot;=RIGHT([Лист1.$A2];4)" table:style-name="ce1">
            <text:p>ИСТИНА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2" table:style-name="ce1"/>
          <table:table-cell office:value-type="boolean" office:boolean-value="false" table:formula="of:=&quot;, кг&quot;=RIGHT([Лист1.$A3];4)" table:style-name="ce1">
            <text:p>ЛОЖЬ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boolean" office:boolean-value="true" table:formula="of:=&quot;, кг&quot;=RIGHT([Лист1.$A4];4)" table:style-name="ce1">
            <text:p>ИСТИНА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600" table:style-name="ce1">
            <text:p>600</text:p>
          </table:table-cell>
          <table:table-cell table:style-name="ce1"/>
          <table:table-cell office:value-type="boolean" office:boolean-value="true" table:formula="of:=&quot;, кг&quot;=RIGHT([Лист1.$A5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2" table:style-name="ce1"/>
          <table:table-cell office:value-type="boolean" office:boolean-value="false" table:formula="of:=&quot;, кг&quot;=RIGHT([Лист1.$A6];4)" table:style-name="ce1">
            <text:p>ЛОЖЬ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boolean" office:boolean-value="true" table:formula="of:=&quot;, кг&quot;=RIGHT([Лист1.$A7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2" table:style-name="ce1"/>
          <table:table-cell office:value-type="boolean" office:boolean-value="false" table:formula="of:=&quot;, кг&quot;=RIGHT([Лист1.$A8];4)" table:style-name="ce1">
            <text:p>ЛОЖЬ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boolean" office:boolean-value="true" table:formula="of:=&quot;, кг&quot;=RIGHT([Лист1.$A9];4)" table:style-name="ce1">
            <text:p>ИСТИНА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number-columns-repeated="2" table:style-name="ce1"/>
          <table:table-cell office:value-type="boolean" office:boolean-value="false" table:formula="of:=&quot;, кг&quot;=RIGHT([Лист1.$A10];4)" table:style-name="ce1">
            <text:p>ЛОЖЬ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number-columns-repeated="2" table:style-name="ce1"/>
          <table:table-cell office:value-type="boolean" office:boolean-value="false" table:formula="of:=&quot;, кг&quot;=RIGHT([Лист1.$A11];4)" table:style-name="ce1">
            <text:p>ЛОЖЬ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boolean" office:boolean-value="true" table:formula="of:=&quot;, кг&quot;=RIGHT([Лист1.$A12];4)" table:style-name="ce1">
            <text:p>ИСТИНА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2" table:style-name="ce1"/>
          <table:table-cell office:value-type="boolean" office:boolean-value="false" table:formula="of:=&quot;, кг&quot;=RIGHT([Лист1.$A13];4)" table:style-name="ce1">
            <text:p>ЛОЖЬ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boolean" office:boolean-value="true" table:formula="of:=&quot;, кг&quot;=RIGHT([Лист1.$A14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2" table:style-name="ce1"/>
          <table:table-cell office:value-type="boolean" office:boolean-value="false" table:formula="of:=&quot;, кг&quot;=RIGHT([Лист1.$A15];4)" table:style-name="ce1">
            <text:p>ЛОЖЬ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2" table:style-name="ce1"/>
          <table:table-cell office:value-type="boolean" office:boolean-value="true" table:formula="of:=&quot;, кг&quot;=RIGHT([Лист1.$A16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2" table:style-name="ce1"/>
          <table:table-cell office:value-type="boolean" office:boolean-value="false" table:formula="of:=&quot;, кг&quot;=RIGHT([Лист1.$A17];4)" table:style-name="ce1">
            <text:p>ЛОЖЬ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2" table:style-name="ce1"/>
          <table:table-cell office:value-type="boolean" office:boolean-value="true" table:formula="of:=&quot;, кг&quot;=RIGHT([Лист1.$A18];4)" table:style-name="ce1">
            <text:p>ИСТИНА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2" table:style-name="ce1"/>
          <table:table-cell office:value-type="boolean" office:boolean-value="true" table:formula="of:=&quot;, кг&quot;=RIGHT([Лист1.$A19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2" table:style-name="ce1"/>
          <table:table-cell office:value-type="boolean" office:boolean-value="false" table:formula="of:=&quot;, кг&quot;=RIGHT([Лист1.$A20];4)" table:style-name="ce1">
            <text:p>ЛОЖЬ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boolean" office:boolean-value="true" table:formula="of:=&quot;, кг&quot;=RIGHT([Лист1.$A21];4)" table:style-name="ce1">
            <text:p>ИСТИНА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boolean" office:boolean-value="true" table:formula="of:=&quot;, кг&quot;=RIGHT([Лист1.$A22];4)" table:style-name="ce1">
            <text:p>ИСТИНА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boolean" office:boolean-value="true" table:formula="of:=&quot;, кг&quot;=RIGHT([Лист1.$A23];4)" table:style-name="ce1">
            <text:p>ИСТИНА</text:p>
          </table:table-cell>
          <table:table-cell table:number-columns-repeated="16377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number-columns-repeated="2" table:style-name="ce1"/>
          <table:table-cell office:value-type="boolean" office:boolean-value="true" table:formula="of:=&quot;, кг&quot;=RIGHT([Лист1.$A24];4)" table:style-name="ce1">
            <text:p>ИСТИНА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boolean" office:boolean-value="true" table:formula="of:=&quot;, кг&quot;=RIGHT([Лист1.$A25];4)" table:style-name="ce1">
            <text:p>ИСТИНА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boolean" office:boolean-value="true" table:formula="of:=&quot;, кг&quot;=RIGHT([Лист1.$A26];4)" table:style-name="ce1">
            <text:p>ИСТИНА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boolean" office:boolean-value="true" table:formula="of:=&quot;, кг&quot;=RIGHT([Лист1.$A27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2" table:style-name="ce1"/>
          <table:table-cell office:value-type="boolean" office:boolean-value="false" table:formula="of:=&quot;, кг&quot;=RIGHT([Лист1.$A28];4)" table:style-name="ce1">
            <text:p>ЛОЖЬ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number-columns-repeated="2" table:style-name="ce1"/>
          <table:table-cell office:value-type="boolean" office:boolean-value="true" table:formula="of:=&quot;, кг&quot;=RIGHT([Лист1.$A29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2" table:style-name="ce1"/>
          <table:table-cell office:value-type="boolean" office:boolean-value="true" table:formula="of:=&quot;, кг&quot;=RIGHT([Лист1.$A30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2" table:style-name="ce1"/>
          <table:table-cell office:value-type="boolean" office:boolean-value="true" table:formula="of:=&quot;, кг&quot;=RIGHT([Лист1.$A31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number-columns-repeated="2" table:style-name="ce1"/>
          <table:table-cell office:value-type="boolean" office:boolean-value="true" table:formula="of:=&quot;, кг&quot;=RIGHT([Лист1.$A32];4)" table:style-name="ce1">
            <text:p>ИСТИНА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2" table:style-name="ce1"/>
          <table:table-cell office:value-type="boolean" office:boolean-value="true" table:formula="of:=&quot;, кг&quot;=RIGHT([Лист1.$A33];4)" table:style-name="ce1">
            <text:p>ИСТИНА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boolean" office:boolean-value="true" table:formula="of:=&quot;, кг&quot;=RIGHT([Лист1.$A34];4)" table:style-name="ce1">
            <text:p>ИСТИНА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number-columns-repeated="2" table:style-name="ce1"/>
          <table:table-cell office:value-type="boolean" office:boolean-value="true" table:formula="of:=&quot;, кг&quot;=RIGHT([Лист1.$A35];4)" table:style-name="ce1">
            <text:p>ИСТИНА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boolean" office:boolean-value="true" table:formula="of:=&quot;, кг&quot;=RIGHT([Лист1.$A36];4)" table:style-name="ce1">
            <text:p>ИСТИНА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boolean" office:boolean-value="true" table:formula="of:=&quot;, кг&quot;=RIGHT([Лист1.$A37];4)" table:style-name="ce1">
            <text:p>ИСТИНА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boolean" office:boolean-value="true" table:formula="of:=&quot;, кг&quot;=RIGHT([Лист1.$A38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2" table:style-name="ce1"/>
          <table:table-cell office:value-type="boolean" office:boolean-value="true" table:formula="of:=&quot;, кг&quot;=RIGHT([Лист1.$A39];4)" table:style-name="ce1">
            <text:p>ИСТИНА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2" table:style-name="ce1"/>
          <table:table-cell office:value-type="boolean" office:boolean-value="true" table:formula="of:=&quot;, кг&quot;=RIGHT([Лист1.$A40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number-columns-repeated="2" table:style-name="ce1"/>
          <table:table-cell office:value-type="boolean" office:boolean-value="true" table:formula="of:=&quot;, кг&quot;=RIGHT([Лист1.$A41];4)" table:style-name="ce1">
            <text:p>ИСТИНА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2" table:style-name="ce1"/>
          <table:table-cell office:value-type="boolean" office:boolean-value="true" table:formula="of:=&quot;, кг&quot;=RIGHT([Лист1.$A42];4)" table:style-name="ce1">
            <text:p>ИСТИНА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boolean" office:boolean-value="true" table:formula="of:=&quot;, кг&quot;=RIGHT([Лист1.$A43];4)" table:style-name="ce1">
            <text:p>ИСТИНА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200" table:style-name="ce1">
            <text:p>1200</text:p>
          </table:table-cell>
          <table:table-cell table:style-name="ce1"/>
          <table:table-cell office:value-type="boolean" office:boolean-value="true" table:formula="of:=&quot;, кг&quot;=RIGHT([Лист1.$A44];4)" table:style-name="ce1">
            <text:p>ИСТИНА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boolean" office:boolean-value="true" table:formula="of:=&quot;, кг&quot;=RIGHT([Лист1.$A45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2" table:style-name="ce1"/>
          <table:table-cell office:value-type="boolean" office:boolean-value="true" table:formula="of:=&quot;, кг&quot;=RIGHT([Лист1.$A46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2" table:style-name="ce1"/>
          <table:table-cell office:value-type="boolean" office:boolean-value="true" table:formula="of:=&quot;, кг&quot;=RIGHT([Лист1.$A47];4)" table:style-name="ce1">
            <text:p>ИСТИНА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boolean" office:boolean-value="true" table:formula="of:=&quot;, кг&quot;=RIGHT([Лист1.$A48];4)" table:style-name="ce1">
            <text:p>ИСТИНА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2" table:style-name="ce1"/>
          <table:table-cell office:value-type="boolean" office:boolean-value="true" table:formula="of:=&quot;, кг&quot;=RIGHT([Лист1.$A49];4)" table:style-name="ce1">
            <text:p>ИСТИНА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number-columns-repeated="2" table:style-name="ce1"/>
          <table:table-cell office:value-type="boolean" office:boolean-value="true" table:formula="of:=&quot;, кг&quot;=RIGHT([Лист1.$A50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2" table:style-name="ce1"/>
          <table:table-cell office:value-type="boolean" office:boolean-value="false" table:formula="of:=&quot;, кг&quot;=RIGHT([Лист1.$A51];4)" table:style-name="ce1">
            <text:p>ЛОЖЬ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boolean" office:boolean-value="true" table:formula="of:=&quot;, кг&quot;=RIGHT([Лист1.$A52];4)" table:style-name="ce1">
            <text:p>ИСТИНА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2" table:style-name="ce1"/>
          <table:table-cell office:value-type="boolean" office:boolean-value="false" table:formula="of:=&quot;, кг&quot;=RIGHT([Лист1.$A53];4)" table:style-name="ce1">
            <text:p>ЛОЖЬ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boolean" office:boolean-value="false" table:formula="of:=&quot;, кг&quot;=RIGHT([Лист1.$A54];4)" table:style-name="ce1">
            <text:p>ЛОЖЬ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3965" table:formula="of:=SUM([.E2:.E54])" table:style-name="ce18">
            <text:p>396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3-25T08:39:13Z</dc:date>
    <meta:print-date>2025-02-21T10:24:12Z</meta:print-date>
    <meta:editing-cycles>149</meta:editing-cycles>
    <meta:editing-duration>PT227987S</meta:editing-duration>
  </office:meta>
</office:document-meta>
</file>